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JetBrains Mono Medium2" svg:font-family="'JetBrains Mono Medium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 style:master-page-name="HTML">
      <style:paragraph-properties style:page-number="auto"/>
      <style:text-properties style:font-name="JetBrains Mono Medium" officeooo:rsid="00178330" officeooo:paragraph-rsid="00178330"/>
    </style:style>
    <style:style style:name="P2" style:family="paragraph" style:parent-style-name="_21_Enunciado">
      <style:text-properties officeooo:paragraph-rsid="00251ee5"/>
    </style:style>
    <style:style style:name="P3" style:family="paragraph" style:parent-style-name="_21_Respuesta">
      <style:text-properties officeooo:paragraph-rsid="00251ee5"/>
    </style:style>
    <style:style style:name="T1" style:family="text">
      <style:text-properties officeooo:rsid="0021a906"/>
    </style:style>
    <style:style style:name="T2" style:family="text">
      <style:text-properties style:font-name="JetBrains Mono2" fo:font-size="10pt" fo:font-weight="normal" officeooo:rsid="0021a906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24886d"/>
    </style:style>
    <style:style style:name="T5" style:family="text">
      <style:text-properties fo:color="#ff0000" loext:opacity="100%" style:font-name="JetBrains Mono Medium" fo:font-size="11pt" fo:language="zxx" fo:country="none" fo:font-weight="normal" officeooo:rsid="0024886d"/>
    </style:style>
    <style:style style:name="T6" style:family="text">
      <style:text-properties fo:color="#ff0000" loext:opacity="100%" style:font-name="JetBrains Mono Medium" fo:font-size="11pt" fo:language="zxx" fo:country="none" fo:font-weight="normal" officeooo:rsid="00251ee5"/>
    </style:style>
    <style:style style:name="T7" style:family="text">
      <style:text-properties fo:color="#ff0000" loext:opacity="100%" style:font-name="JetBrains Mono Medium" officeooo:rsid="00178330"/>
    </style:style>
    <style:style style:name="T8" style:family="text">
      <style:text-properties fo:color="#ff0000" loext:opacity="100%" fo:font-size="11pt" fo:language="zxx" fo:country="none" fo:font-weight="normal" officeooo:rsid="0024886d"/>
    </style:style>
    <style:style style:name="T9" style:family="text">
      <style:text-properties officeooo:rsid="00236d10"/>
    </style:style>
    <style:style style:name="T10" style:family="text">
      <style:text-properties officeooo:rsid="0024886d"/>
    </style:style>
    <style:style style:name="T11" style:family="text">
      <style:text-properties officeooo:rsid="00251e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4</text:span><text:span text:style-name="T3">.-</text:span></text:p>
      <text:p text:style-name="_21_Enunciado">Modificar en /et<text:span text:style-name="T10">c</text:span>/default/grub</text:p>
      <text:p text:style-name="_21_Respuesta">GRUB_DEFAULT=2<text:tab/><text:tab/># TERCERA ENTRADA DEL MENU (empieza por 0)</text:p>
      <text:p text:style-name="_21_Respuesta">GRUB_TIMEOUT=30<text:tab/><text:tab/># 30 SEGUNDOS DE DEMORA</text:p>
      <text:p text:style-name="_21_Respuesta"/>
      <text:p text:style-name="_21_Enunciado">Para que se apliquen los cambios ejecutar</text:p>
      <text:p text:style-name="_21_Respuesta">update-grub (como administrador)</text:p>
      <text:p text:style-name="P2"><text:span text:style-name="T5"/></text:p>
      <text:p text:style-name="P2"><text:span text:style-name="T6">5</text:span><text:span text:style-name="T7">.-</text:span></text:p>
      <text:p text:style-name="_21_Respuesta">a)<text:tab/>mkdir -p ~/DAM/examen</text:p>
      <text:p text:style-name="_21_Respuesta">b)<text:tab/>ls -sh /etc/*.conf &gt; /home/victor/DAM/examen/info.txt</text:p>
      <text:p text:style-name="_21_Respuesta">c)<text:tab/>ls -d /etc/g???? &gt;&gt; /home/victor/DAM/examen/info.txt</text:p>
      <text:p text:style-name="_21_Respuesta">d)<text:tab/>cp /etc/passwd /home/victor/</text:p>
      <text:p text:style-name="_21_Respuesta">e)<text:tab/>mv passwd usuarios</text:p>
      <text:p text:style-name="_21_Respuesta">f)<text:tab/>chmod g=rx usuarios</text:p>
      <text:p text:style-name="_21_Respuesta">g)<text:tab/>chmod 444 usuarios</text:p>
      <text:p text:style-name="_21_Respuesta">h)<text:tab/>chown ricardo usuarios &amp;&amp; chgrp alumno usuarios</text:p>
      <text:p text:style-name="_21_Respuesta">i)<text:tab/>mv usuarios DAM/</text:p>
      <text:p text:style-name="_21_Respuesta">j)<text:tab/>rm -rf DAM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JetBrains Mono Medium2" svg:font-family="'JetBrains Mono Medium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1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2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51ee5"/>
    </style:style>
    <style:style style:name="MT2" style:family="text">
      <style:text-properties officeooo:rsid="0021a906"/>
    </style:style>
    <style:style style:name="MT3" style:family="text">
      <style:text-properties style:font-name="JetBrains Mono2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2-02-22T12:21:16.287000230" text:fixed="true">22/02/22</text:date><text:tab/> <text:s/><text:tab/> <text:file-name text:display="name">examen6J_VictorPiles</text:file-name><text:s/>- <text:span text:style-name="MT1">SIST</text:span></text:p>
      </style:header>
      <style:footer>
        <text:p text:style-name="Header_20_and_20_Footer"><text:s text:c="3"/><text:tab/>Página <text:page-number text:select-page="current">1</text:page-number><text:s/>de <text:page-count>1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2T12:21:22.443000000</meta:creation-date>
    <meta:editing-duration>PT54M13S</meta:editing-duration>
    <meta:editing-cycles>3</meta:editing-cycles>
    <meta:generator>LibreOffice/7.1.4.2$Windows_X86_64 LibreOffice_project/a529a4fab45b75fefc5b6226684193eb000654f6</meta:generator>
    <dc:date>2022-02-22T13:25:46.077000000</dc:date>
    <meta:document-statistic meta:table-count="0" meta:image-count="0" meta:object-count="0" meta:page-count="1" meta:paragraph-count="19" meta:word-count="91" meta:character-count="614" meta:non-whitespace-character-count="518"/>
  </office:meta>
</office:document-meta>
</file>